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7.1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20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r170117-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*** ln(elas) equation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</table:table-row>
        <table:table-row table:style-name="ro1">
          <table:table-cell office:value-type="string" calcext:value-type="string">
            <text:p>const</text:p>
          </table:table-cell>
          <table:table-cell table:formula="of:=&quot;-0.778&quot;" office:value-type="string" office:string-value="-0.778" calcext:value-type="string">
            <text:p>-0.778</text:p>
          </table:table-cell>
          <table:table-cell office:value-type="string" calcext:value-type="string">
            <text:p>***</text:p>
          </table:table-cell>
          <table:table-cell table:formula="of:=&quot;-0.780&quot;" office:value-type="string" office:string-value="-0.780" calcext:value-type="string">
            <text:p>-0.780</text:p>
          </table:table-cell>
          <table:table-cell office:value-type="string" calcext:value-type="string">
            <text:p>***</text:p>
          </table:table-cell>
          <table:table-cell table:formula="of:=&quot;-0.627&quot;" office:value-type="string" office:string-value="-0.627" calcext:value-type="string">
            <text:p>-0.627</text:p>
          </table:table-cell>
          <table:table-cell office:value-type="string" calcext:value-type="string">
            <text:p>***</text:p>
          </table:table-cell>
          <table:table-cell table:formula="of:=&quot;-0.639&quot;" office:value-type="string" office:string-value="-0.639" calcext:value-type="string">
            <text:p>-0.63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0.119]&quot;" office:value-type="string" office:string-value="[0.119]" calcext:value-type="string">
            <text:p>[0.119]</text:p>
          </table:table-cell>
          <table:table-cell/>
          <table:table-cell table:formula="of:=&quot;[0.134]&quot;" office:value-type="string" office:string-value="[0.134]" calcext:value-type="string">
            <text:p>[0.134]</text:p>
          </table:table-cell>
          <table:table-cell/>
          <table:table-cell table:formula="of:=&quot;[0.165]&quot;" office:value-type="string" office:string-value="[0.165]" calcext:value-type="string">
            <text:p>[0.165]</text:p>
          </table:table-cell>
          <table:table-cell/>
          <table:table-cell table:formula="of:=&quot;[0.160]&quot;" office:value-type="string" office:string-value="[0.160]" calcext:value-type="string">
            <text:p>[0.160]</text:p>
          </table:table-cell>
          <table:table-cell/>
        </table:table-row>
        <table:table-row table:style-name="ro1">
          <table:table-cell office:value-type="string" calcext:value-type="string">
            <text:p>treat1</text:p>
          </table:table-cell>
          <table:table-cell table:formula="of:=&quot;0.079&quot;" office:value-type="string" office:string-value="0.079" calcext:value-type="string">
            <text:p>0.079</text:p>
          </table:table-cell>
          <table:table-cell office:value-type="string" calcext:value-type="string">
            <text:p>***</text:p>
          </table:table-cell>
          <table:table-cell table:formula="of:=&quot;0.107&quot;" office:value-type="string" office:string-value="0.107" calcext:value-type="string">
            <text:p>0.107</text:p>
          </table:table-cell>
          <table:table-cell office:value-type="string" calcext:value-type="string">
            <text:p>***</text:p>
          </table:table-cell>
          <table:table-cell table:formula="of:=&quot;0.071&quot;" office:value-type="string" office:string-value="0.071" calcext:value-type="string">
            <text:p>0.071</text:p>
          </table:table-cell>
          <table:table-cell office:value-type="string" calcext:value-type="string">
            <text:p>*</text:p>
          </table:table-cell>
          <table:table-cell table:formula="of:=&quot;0.100&quot;" office:value-type="string" office:string-value="0.100" calcext:value-type="string">
            <text:p>0.10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table:formula="of:=&quot;[0.025]&quot;" office:value-type="string" office:string-value="[0.025]" calcext:value-type="string">
            <text:p>[0.025]</text:p>
          </table:table-cell>
          <table:table-cell/>
          <table:table-cell table:formula="of:=&quot;[0.030]&quot;" office:value-type="string" office:string-value="[0.030]" calcext:value-type="string">
            <text:p>[0.030]</text:p>
          </table:table-cell>
          <table:table-cell/>
          <table:table-cell table:formula="of:=&quot;[0.036]&quot;" office:value-type="string" office:string-value="[0.036]" calcext:value-type="string">
            <text:p>[0.036]</text:p>
          </table:table-cell>
          <table:table-cell/>
          <table:table-cell table:formula="of:=&quot;[0.039]&quot;" office:value-type="string" office:string-value="[0.039]" calcext:value-type="string">
            <text:p>[0.039]</text:p>
          </table:table-cell>
          <table:table-cell/>
        </table:table-row>
        <table:table-row table:style-name="ro1">
          <table:table-cell office:value-type="string" calcext:value-type="string">
            <text:p>treat2</text:p>
          </table:table-cell>
          <table:table-cell table:formula="of:=&quot;0.005&quot;" office:value-type="string" office:string-value="0.005" calcext:value-type="string">
            <text:p>0.005</text:p>
          </table:table-cell>
          <table:table-cell/>
          <table:table-cell table:formula="of:=&quot;0.036&quot;" office:value-type="string" office:string-value="0.036" calcext:value-type="string">
            <text:p>0.036</text:p>
          </table:table-cell>
          <table:table-cell/>
          <table:table-cell table:formula="of:=&quot;-0.055&quot;" office:value-type="string" office:string-value="-0.055" calcext:value-type="string">
            <text:p>-0.055</text:p>
          </table:table-cell>
          <table:table-cell/>
          <table:table-cell table:formula="of:=&quot;-0.019&quot;" office:value-type="string" office:string-value="-0.019" calcext:value-type="string">
            <text:p>-0.019</text:p>
          </table:table-cell>
          <table:table-cell/>
        </table:table-row>
        <table:table-row table:style-name="ro1">
          <table:table-cell/>
          <table:table-cell table:formula="of:=&quot;[0.025]&quot;" office:value-type="string" office:string-value="[0.025]" calcext:value-type="string">
            <text:p>[0.025]</text:p>
          </table:table-cell>
          <table:table-cell/>
          <table:table-cell table:formula="of:=&quot;[0.028]&quot;" office:value-type="string" office:string-value="[0.028]" calcext:value-type="string">
            <text:p>[0.028]</text:p>
          </table:table-cell>
          <table:table-cell/>
          <table:table-cell table:formula="of:=&quot;[0.040]&quot;" office:value-type="string" office:string-value="[0.040]" calcext:value-type="string">
            <text:p>[0.040]</text:p>
          </table:table-cell>
          <table:table-cell/>
          <table:table-cell table:formula="of:=&quot;[0.041]&quot;" office:value-type="string" office:string-value="[0.041]" calcext:value-type="string">
            <text:p>[0.041]</text:p>
          </table:table-cell>
          <table:table-cell/>
        </table:table-row>
        <table:table-row table:style-name="ro1">
          <table:table-cell office:value-type="string" calcext:value-type="string">
            <text:p>dv_usageveh_p75p100</text:p>
          </table:table-cell>
          <table:table-cell table:number-columns-repeated="2"/>
          <table:table-cell table:formula="of:=&quot;-0.021&quot;" office:value-type="string" office:string-value="-0.021" calcext:value-type="string">
            <text:p>-0.021</text:p>
          </table:table-cell>
          <table:table-cell table:number-columns-repeated="3"/>
          <table:table-cell table:formula="of:=&quot;0.187&quot;" office:value-type="string" office:string-value="0.187" calcext:value-type="string">
            <text:p>0.187</text:p>
          </table:table-cell>
          <table:table-cell/>
        </table:table-row>
        <table:table-row table:style-name="ro1">
          <table:table-cell table:number-columns-repeated="3"/>
          <table:table-cell table:formula="of:=&quot;[0.239]&quot;" office:value-type="string" office:string-value="[0.239]" calcext:value-type="string">
            <text:p>[0.239]</text:p>
          </table:table-cell>
          <table:table-cell table:number-columns-repeated="3"/>
          <table:table-cell table:formula="of:=&quot;[0.125]&quot;" office:value-type="string" office:string-value="[0.125]" calcext:value-type="string">
            <text:p>[0.125]</text:p>
          </table:table-cell>
          <table:table-cell/>
        </table:table-row>
        <table:table-row table:style-name="ro1">
          <table:table-cell office:value-type="string" calcext:value-type="string">
            <text:p>dv_somecollege</text:p>
          </table:table-cell>
          <table:table-cell table:number-columns-repeated="4"/>
          <table:table-cell table:formula="of:=&quot;-0.233&quot;" office:value-type="string" office:string-value="-0.233" calcext:value-type="string">
            <text:p>-0.233</text:p>
          </table:table-cell>
          <table:table-cell/>
          <table:table-cell table:formula="of:=&quot;-0.326&quot;" office:value-type="string" office:string-value="-0.326" calcext:value-type="string">
            <text:p>-0.32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table:formula="of:=&quot;[0.209]&quot;" office:value-type="string" office:string-value="[0.209]" calcext:value-type="string">
            <text:p>[0.209]</text:p>
          </table:table-cell>
          <table:table-cell/>
          <table:table-cell table:formula="of:=&quot;[0.185]&quot;" office:value-type="string" office:string-value="[0.185]" calcext:value-type="string">
            <text:p>[0.185]</text:p>
          </table:table-cell>
          <table:table-cell/>
        </table:table-row>
        <table:table-row table:style-name="ro1">
          <table:table-cell office:value-type="string" calcext:value-type="string">
            <text:p>treat1_topusage</text:p>
          </table:table-cell>
          <table:table-cell table:number-columns-repeated="2"/>
          <table:table-cell table:formula="of:=&quot;-0.120&quot;" office:value-type="string" office:string-value="-0.120" calcext:value-type="string">
            <text:p>-0.120</text:p>
          </table:table-cell>
          <table:table-cell office:value-type="string" calcext:value-type="string">
            <text:p>**</text:p>
          </table:table-cell>
          <table:table-cell table:number-columns-repeated="2"/>
          <table:table-cell table:formula="of:=&quot;-0.114&quot;" office:value-type="string" office:string-value="-0.114" calcext:value-type="string">
            <text:p>-0.11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table:number-columns-repeated="3"/>
          <table:table-cell table:formula="of:=&quot;[0.060]&quot;" office:value-type="string" office:string-value="[0.060]" calcext:value-type="string">
            <text:p>[0.060]</text:p>
          </table:table-cell>
          <table:table-cell table:number-columns-repeated="3"/>
          <table:table-cell table:formula="of:=&quot;[0.054]&quot;" office:value-type="string" office:string-value="[0.054]" calcext:value-type="string">
            <text:p>[0.054]</text:p>
          </table:table-cell>
          <table:table-cell/>
        </table:table-row>
        <table:table-row table:style-name="ro1">
          <table:table-cell office:value-type="string" calcext:value-type="string">
            <text:p>treat2_topusage</text:p>
          </table:table-cell>
          <table:table-cell table:number-columns-repeated="2"/>
          <table:table-cell table:formula="of:=&quot;-0.135&quot;" office:value-type="string" office:string-value="-0.135" calcext:value-type="string">
            <text:p>-0.135</text:p>
          </table:table-cell>
          <table:table-cell office:value-type="string" calcext:value-type="string">
            <text:p>**</text:p>
          </table:table-cell>
          <table:table-cell table:number-columns-repeated="2"/>
          <table:table-cell table:formula="of:=&quot;-0.126&quot;" office:value-type="string" office:string-value="-0.126" calcext:value-type="string">
            <text:p>-0.126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table:number-columns-repeated="3"/>
          <table:table-cell table:formula="of:=&quot;[0.068]&quot;" office:value-type="string" office:string-value="[0.068]" calcext:value-type="string">
            <text:p>[0.068]</text:p>
          </table:table-cell>
          <table:table-cell table:number-columns-repeated="3"/>
          <table:table-cell table:formula="of:=&quot;[0.059]&quot;" office:value-type="string" office:string-value="[0.059]" calcext:value-type="string">
            <text:p>[0.059]</text:p>
          </table:table-cell>
          <table:table-cell/>
        </table:table-row>
        <table:table-row table:style-name="ro1">
          <table:table-cell office:value-type="string" calcext:value-type="string">
            <text:p>treat1_college</text:p>
          </table:table-cell>
          <table:table-cell table:number-columns-repeated="4"/>
          <table:table-cell table:formula="of:=&quot;0.016&quot;" office:value-type="string" office:string-value="0.016" calcext:value-type="string">
            <text:p>0.016</text:p>
          </table:table-cell>
          <table:table-cell/>
          <table:table-cell table:formula="of:=&quot;0.022&quot;" office:value-type="string" office:string-value="0.022" calcext:value-type="string">
            <text:p>0.022</text:p>
          </table:table-cell>
          <table:table-cell/>
        </table:table-row>
        <table:table-row table:style-name="ro1">
          <table:table-cell table:number-columns-repeated="5"/>
          <table:table-cell table:formula="of:=&quot;[0.049]&quot;" office:value-type="string" office:string-value="[0.049]" calcext:value-type="string">
            <text:p>[0.049]</text:p>
          </table:table-cell>
          <table:table-cell/>
          <table:table-cell table:formula="of:=&quot;[0.049]&quot;" office:value-type="string" office:string-value="[0.049]" calcext:value-type="string">
            <text:p>[0.049]</text:p>
          </table:table-cell>
          <table:table-cell/>
        </table:table-row>
        <table:table-row table:style-name="ro1">
          <table:table-cell office:value-type="string" calcext:value-type="string">
            <text:p>treat2_college</text:p>
          </table:table-cell>
          <table:table-cell table:number-columns-repeated="4"/>
          <table:table-cell table:formula="of:=&quot;0.096&quot;" office:value-type="string" office:string-value="0.096" calcext:value-type="string">
            <text:p>0.096</text:p>
          </table:table-cell>
          <table:table-cell office:value-type="string" calcext:value-type="string">
            <text:p>*</text:p>
          </table:table-cell>
          <table:table-cell table:formula="of:=&quot;0.097&quot;" office:value-type="string" office:string-value="0.097" calcext:value-type="string">
            <text:p>0.09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 table:formula="of:=&quot;[0.052]&quot;" office:value-type="string" office:string-value="[0.052]" calcext:value-type="string">
            <text:p>[0.052]</text:p>
          </table:table-cell>
          <table:table-cell table:style-name="ce2"/>
          <table:table-cell table:style-name="ce6" table:formula="of:=&quot;[0.052]&quot;" office:value-type="string" office:string-value="[0.052]" calcext:value-type="string">
            <text:p>[0.052]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*** ln(sigma)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</text:p>
          </table:table-cell>
          <table:table-cell table:formula="of:=&quot;-0.436&quot;" office:value-type="string" office:string-value="-0.436" calcext:value-type="string">
            <text:p>-0.436</text:p>
          </table:table-cell>
          <table:table-cell office:value-type="string" calcext:value-type="string">
            <text:p>***</text:p>
          </table:table-cell>
          <table:table-cell table:formula="of:=&quot;-0.437&quot;" office:value-type="string" office:string-value="-0.437" calcext:value-type="string">
            <text:p>-0.437</text:p>
          </table:table-cell>
          <table:table-cell office:value-type="string" calcext:value-type="string">
            <text:p>***</text:p>
          </table:table-cell>
          <table:table-cell table:formula="of:=&quot;-0.437&quot;" office:value-type="string" office:string-value="-0.437" calcext:value-type="string">
            <text:p>-0.437</text:p>
          </table:table-cell>
          <table:table-cell office:value-type="string" calcext:value-type="string">
            <text:p>***</text:p>
          </table:table-cell>
          <table:table-cell table:formula="of:=&quot;-0.437&quot;" office:value-type="string" office:string-value="-0.437" calcext:value-type="string">
            <text:p>-0.43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2"/>
          <table:table-cell table:style-name="ce6" table:formula="of:=&quot;[0.007]&quot;" office:value-type="string" office:string-value="[0.007]" calcext:value-type="string">
            <text:p>[0.007]</text:p>
          </table:table-cell>
          <table:table-cell table:style-name="ce2"/>
          <table:table-cell table:style-name="ce6" table:formula="of:=&quot;[0.007]&quot;" office:value-type="string" office:string-value="[0.007]" calcext:value-type="string">
            <text:p>[0.007]</text:p>
          </table:table-cell>
          <table:table-cell table:style-name="ce2"/>
          <table:table-cell table:style-name="ce6" table:formula="of:=&quot;[0.007]&quot;" office:value-type="string" office:string-value="[0.007]" calcext:value-type="string">
            <text:p>[0.007]</text:p>
          </table:table-cell>
          <table:table-cell table:style-name="ce2"/>
          <table:table-cell table:style-name="ce6" table:formula="of:=&quot;[0.007]&quot;" office:value-type="string" office:string-value="[0.007]" calcext:value-type="string">
            <text:p>[0.007]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*** ln(mu) equation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</table:table-row>
        <table:table-row table:style-name="ro1">
          <table:table-cell office:value-type="string" calcext:value-type="string">
            <text:p>const</text:p>
          </table:table-cell>
          <table:table-cell table:formula="of:=&quot;2.354&quot;" office:value-type="string" office:string-value="2.354" calcext:value-type="string">
            <text:p>2.354</text:p>
          </table:table-cell>
          <table:table-cell office:value-type="string" calcext:value-type="string">
            <text:p>***</text:p>
          </table:table-cell>
          <table:table-cell table:formula="of:=&quot;2.353&quot;" office:value-type="string" office:string-value="2.353" calcext:value-type="string">
            <text:p>2.353</text:p>
          </table:table-cell>
          <table:table-cell office:value-type="string" calcext:value-type="string">
            <text:p>***</text:p>
          </table:table-cell>
          <table:table-cell table:formula="of:=&quot;2.353&quot;" office:value-type="string" office:string-value="2.353" calcext:value-type="string">
            <text:p>2.353</text:p>
          </table:table-cell>
          <table:table-cell office:value-type="string" calcext:value-type="string">
            <text:p>***</text:p>
          </table:table-cell>
          <table:table-cell table:formula="of:=&quot;2.351&quot;" office:value-type="string" office:string-value="2.351" calcext:value-type="string">
            <text:p>2.35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2"/>
          <table:table-cell table:style-name="ce6" table:formula="of:=&quot;[0.057]&quot;" office:value-type="string" office:string-value="[0.057]" calcext:value-type="string">
            <text:p>[0.057]</text:p>
          </table:table-cell>
          <table:table-cell table:style-name="ce2"/>
          <table:table-cell table:style-name="ce6" table:formula="of:=&quot;[0.057]&quot;" office:value-type="string" office:string-value="[0.057]" calcext:value-type="string">
            <text:p>[0.057]</text:p>
          </table:table-cell>
          <table:table-cell table:style-name="ce2"/>
          <table:table-cell table:style-name="ce6" table:formula="of:=&quot;[0.057]&quot;" office:value-type="string" office:string-value="[0.057]" calcext:value-type="string">
            <text:p>[0.057]</text:p>
          </table:table-cell>
          <table:table-cell table:style-name="ce2"/>
          <table:table-cell table:style-name="ce6" table:formula="of:=&quot;[0.057]&quot;" office:value-type="string" office:string-value="[0.057]" calcext:value-type="string">
            <text:p>[0.057]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*** Expenditure equation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</table:table-row>
        <table:table-row table:style-name="ro1">
          <table:table-cell office:value-type="string" calcext:value-type="string">
            <text:p>dv_ctb</text:p>
          </table:table-cell>
          <table:table-cell table:formula="of:=&quot;0.024&quot;" office:value-type="string" office:string-value="0.024" calcext:value-type="string">
            <text:p>0.024</text:p>
          </table:table-cell>
          <table:table-cell/>
          <table:table-cell table:formula="of:=&quot;0.025&quot;" office:value-type="string" office:string-value="0.025" calcext:value-type="string">
            <text:p>0.025</text:p>
          </table:table-cell>
          <table:table-cell/>
          <table:table-cell table:formula="of:=&quot;0.025&quot;" office:value-type="string" office:string-value="0.025" calcext:value-type="string">
            <text:p>0.025</text:p>
          </table:table-cell>
          <table:table-cell/>
          <table:table-cell table:formula="of:=&quot;0.027&quot;" office:value-type="string" office:string-value="0.027" calcext:value-type="string">
            <text:p>0.027</text:p>
          </table:table-cell>
          <table:table-cell/>
        </table:table-row>
        <table:table-row table:style-name="ro1">
          <table:table-cell/>
          <table:table-cell table:formula="of:=&quot;[0.018]&quot;" office:value-type="string" office:string-value="[0.018]" calcext:value-type="string">
            <text:p>[0.018]</text:p>
          </table:table-cell>
          <table:table-cell/>
          <table:table-cell table:formula="of:=&quot;[0.018]&quot;" office:value-type="string" office:string-value="[0.018]" calcext:value-type="string">
            <text:p>[0.018]</text:p>
          </table:table-cell>
          <table:table-cell/>
          <table:table-cell table:formula="of:=&quot;[0.018]&quot;" office:value-type="string" office:string-value="[0.018]" calcext:value-type="string">
            <text:p>[0.018]</text:p>
          </table:table-cell>
          <table:table-cell/>
          <table:table-cell table:formula="of:=&quot;[0.018]&quot;" office:value-type="string" office:string-value="[0.018]" calcext:value-type="string">
            <text:p>[0.018]</text:p>
          </table:table-cell>
          <table:table-cell/>
        </table:table-row>
        <table:table-row table:style-name="ro1">
          <table:table-cell office:value-type="string" calcext:value-type="string">
            <text:p>dv_bh</text:p>
          </table:table-cell>
          <table:table-cell table:formula="of:=&quot;0.021&quot;" office:value-type="string" office:string-value="0.021" calcext:value-type="string">
            <text:p>0.021</text:p>
          </table:table-cell>
          <table:table-cell/>
          <table:table-cell table:formula="of:=&quot;0.022&quot;" office:value-type="string" office:string-value="0.022" calcext:value-type="string">
            <text:p>0.022</text:p>
          </table:table-cell>
          <table:table-cell/>
          <table:table-cell table:formula="of:=&quot;0.023&quot;" office:value-type="string" office:string-value="0.023" calcext:value-type="string">
            <text:p>0.023</text:p>
          </table:table-cell>
          <table:table-cell/>
          <table:table-cell table:formula="of:=&quot;0.023&quot;" office:value-type="string" office:string-value="0.023" calcext:value-type="string">
            <text:p>0.023</text:p>
          </table:table-cell>
          <table:table-cell/>
        </table:table-row>
        <table:table-row table:style-name="ro1">
          <table:table-cell/>
          <table:table-cell table:formula="of:=&quot;[0.017]&quot;" office:value-type="string" office:string-value="[0.017]" calcext:value-type="string">
            <text:p>[0.017]</text:p>
          </table:table-cell>
          <table:table-cell/>
          <table:table-cell table:formula="of:=&quot;[0.017]&quot;" office:value-type="string" office:string-value="[0.017]" calcext:value-type="string">
            <text:p>[0.017]</text:p>
          </table:table-cell>
          <table:table-cell/>
          <table:table-cell table:formula="of:=&quot;[0.017]&quot;" office:value-type="string" office:string-value="[0.017]" calcext:value-type="string">
            <text:p>[0.017]</text:p>
          </table:table-cell>
          <table:table-cell/>
          <table:table-cell table:formula="of:=&quot;[0.017]&quot;" office:value-type="string" office:string-value="[0.017]" calcext:value-type="string">
            <text:p>[0.017]</text:p>
          </table:table-cell>
          <table:table-cell/>
        </table:table-row>
        <table:table-row table:style-name="ro1">
          <table:table-cell office:value-type="string" calcext:value-type="string">
            <text:p>dv_rec</text:p>
          </table:table-cell>
          <table:table-cell table:formula="of:=&quot;-0.006&quot;" office:value-type="string" office:string-value="-0.006" calcext:value-type="string">
            <text:p>-0.006</text:p>
          </table:table-cell>
          <table:table-cell/>
          <table:table-cell table:formula="of:=&quot;-0.006&quot;" office:value-type="string" office:string-value="-0.006" calcext:value-type="string">
            <text:p>-0.006</text:p>
          </table:table-cell>
          <table:table-cell/>
          <table:table-cell table:formula="of:=&quot;-0.004&quot;" office:value-type="string" office:string-value="-0.004" calcext:value-type="string">
            <text:p>-0.004</text:p>
          </table:table-cell>
          <table:table-cell/>
          <table:table-cell table:formula="of:=&quot;-0.004&quot;" office:value-type="string" office:string-value="-0.004" calcext:value-type="string">
            <text:p>-0.004</text:p>
          </table:table-cell>
          <table:table-cell/>
        </table:table-row>
        <table:table-row table:style-name="ro1">
          <table:table-cell/>
          <table:table-cell table:formula="of:=&quot;[0.018]&quot;" office:value-type="string" office:string-value="[0.018]" calcext:value-type="string">
            <text:p>[0.018]</text:p>
          </table:table-cell>
          <table:table-cell/>
          <table:table-cell table:formula="of:=&quot;[0.018]&quot;" office:value-type="string" office:string-value="[0.018]" calcext:value-type="string">
            <text:p>[0.018]</text:p>
          </table:table-cell>
          <table:table-cell/>
          <table:table-cell table:formula="of:=&quot;[0.018]&quot;" office:value-type="string" office:string-value="[0.018]" calcext:value-type="string">
            <text:p>[0.018]</text:p>
          </table:table-cell>
          <table:table-cell/>
          <table:table-cell table:formula="of:=&quot;[0.018]&quot;" office:value-type="string" office:string-value="[0.018]" calcext:value-type="string">
            <text:p>[0.018]</text:p>
          </table:table-cell>
          <table:table-cell/>
        </table:table-row>
        <table:table-row table:style-name="ro1">
          <table:table-cell office:value-type="string" calcext:value-type="string">
            <text:p>dv_female</text:p>
          </table:table-cell>
          <table:table-cell table:formula="of:=&quot;0.010&quot;" office:value-type="string" office:string-value="0.010" calcext:value-type="string">
            <text:p>0.010</text:p>
          </table:table-cell>
          <table:table-cell/>
          <table:table-cell table:formula="of:=&quot;0.009&quot;" office:value-type="string" office:string-value="0.009" calcext:value-type="string">
            <text:p>0.009</text:p>
          </table:table-cell>
          <table:table-cell/>
          <table:table-cell table:formula="of:=&quot;0.009&quot;" office:value-type="string" office:string-value="0.009" calcext:value-type="string">
            <text:p>0.009</text:p>
          </table:table-cell>
          <table:table-cell/>
          <table:table-cell table:formula="of:=&quot;0.008&quot;" office:value-type="string" office:string-value="0.008" calcext:value-type="string">
            <text:p>0.008</text:p>
          </table:table-cell>
          <table:table-cell/>
        </table:table-row>
        <table:table-row table:style-name="ro1">
          <table:table-cell/>
          <table:table-cell table:formula="of:=&quot;[0.013]&quot;" office:value-type="string" office:string-value="[0.013]" calcext:value-type="string">
            <text:p>[0.013]</text:p>
          </table:table-cell>
          <table:table-cell/>
          <table:table-cell table:formula="of:=&quot;[0.013]&quot;" office:value-type="string" office:string-value="[0.013]" calcext:value-type="string">
            <text:p>[0.013]</text:p>
          </table:table-cell>
          <table:table-cell/>
          <table:table-cell table:formula="of:=&quot;[0.013]&quot;" office:value-type="string" office:string-value="[0.013]" calcext:value-type="string">
            <text:p>[0.013]</text:p>
          </table:table-cell>
          <table:table-cell/>
          <table:table-cell table:formula="of:=&quot;[0.013]&quot;" office:value-type="string" office:string-value="[0.013]" calcext:value-type="string">
            <text:p>[0.013]</text:p>
          </table:table-cell>
          <table:table-cell/>
        </table:table-row>
        <table:table-row table:style-name="ro1">
          <table:table-cell office:value-type="string" calcext:value-type="string">
            <text:p>dv_age_25to40y</text:p>
          </table:table-cell>
          <table:table-cell table:formula="of:=&quot;-0.030&quot;" office:value-type="string" office:string-value="-0.030" calcext:value-type="string">
            <text:p>-0.030</text:p>
          </table:table-cell>
          <table:table-cell office:value-type="string" calcext:value-type="string">
            <text:p>**</text:p>
          </table:table-cell>
          <table:table-cell table:formula="of:=&quot;-0.030&quot;" office:value-type="string" office:string-value="-0.030" calcext:value-type="string">
            <text:p>-0.030</text:p>
          </table:table-cell>
          <table:table-cell office:value-type="string" calcext:value-type="string">
            <text:p>**</text:p>
          </table:table-cell>
          <table:table-cell table:formula="of:=&quot;-0.030&quot;" office:value-type="string" office:string-value="-0.030" calcext:value-type="string">
            <text:p>-0.030</text:p>
          </table:table-cell>
          <table:table-cell office:value-type="string" calcext:value-type="string">
            <text:p>**</text:p>
          </table:table-cell>
          <table:table-cell table:formula="of:=&quot;-0.031&quot;" office:value-type="string" office:string-value="-0.031" calcext:value-type="string">
            <text:p>-0.03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table:formula="of:=&quot;[0.012]&quot;" office:value-type="string" office:string-value="[0.012]" calcext:value-type="string">
            <text:p>[0.012]</text:p>
          </table:table-cell>
          <table:table-cell/>
          <table:table-cell table:formula="of:=&quot;[0.012]&quot;" office:value-type="string" office:string-value="[0.012]" calcext:value-type="string">
            <text:p>[0.012]</text:p>
          </table:table-cell>
          <table:table-cell/>
          <table:table-cell table:formula="of:=&quot;[0.012]&quot;" office:value-type="string" office:string-value="[0.012]" calcext:value-type="string">
            <text:p>[0.012]</text:p>
          </table:table-cell>
          <table:table-cell/>
          <table:table-cell table:formula="of:=&quot;[0.012]&quot;" office:value-type="string" office:string-value="[0.012]" calcext:value-type="string">
            <text:p>[0.012]</text:p>
          </table:table-cell>
          <table:table-cell/>
        </table:table-row>
        <table:table-row table:style-name="ro1">
          <table:table-cell office:value-type="string" calcext:value-type="string">
            <text:p>dv_age_morethan65y</text:p>
          </table:table-cell>
          <table:table-cell table:formula="of:=&quot;0.111&quot;" office:value-type="string" office:string-value="0.111" calcext:value-type="string">
            <text:p>0.111</text:p>
          </table:table-cell>
          <table:table-cell office:value-type="string" calcext:value-type="string">
            <text:p>***</text:p>
          </table:table-cell>
          <table:table-cell table:formula="of:=&quot;0.110&quot;" office:value-type="string" office:string-value="0.110" calcext:value-type="string">
            <text:p>0.110</text:p>
          </table:table-cell>
          <table:table-cell office:value-type="string" calcext:value-type="string">
            <text:p>***</text:p>
          </table:table-cell>
          <table:table-cell table:formula="of:=&quot;0.111&quot;" office:value-type="string" office:string-value="0.111" calcext:value-type="string">
            <text:p>0.111</text:p>
          </table:table-cell>
          <table:table-cell office:value-type="string" calcext:value-type="string">
            <text:p>***</text:p>
          </table:table-cell>
          <table:table-cell table:formula="of:=&quot;0.110&quot;" office:value-type="string" office:string-value="0.110" calcext:value-type="string">
            <text:p>0.11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0.031]&quot;" office:value-type="string" office:string-value="[0.031]" calcext:value-type="string">
            <text:p>[0.031]</text:p>
          </table:table-cell>
          <table:table-cell/>
          <table:table-cell table:formula="of:=&quot;[0.031]&quot;" office:value-type="string" office:string-value="[0.031]" calcext:value-type="string">
            <text:p>[0.031]</text:p>
          </table:table-cell>
          <table:table-cell/>
          <table:table-cell table:formula="of:=&quot;[0.031]&quot;" office:value-type="string" office:string-value="[0.031]" calcext:value-type="string">
            <text:p>[0.031]</text:p>
          </table:table-cell>
          <table:table-cell/>
          <table:table-cell table:formula="of:=&quot;[0.031]&quot;" office:value-type="string" office:string-value="[0.031]" calcext:value-type="string">
            <text:p>[0.031]</text:p>
          </table:table-cell>
          <table:table-cell/>
        </table:table-row>
        <table:table-row table:style-name="ro1">
          <table:table-cell office:value-type="string" calcext:value-type="string">
            <text:p>dv_somesecondary</text:p>
          </table:table-cell>
          <table:table-cell table:formula="of:=&quot;0.059&quot;" office:value-type="string" office:string-value="0.059" calcext:value-type="string">
            <text:p>0.059</text:p>
          </table:table-cell>
          <table:table-cell office:value-type="string" calcext:value-type="string">
            <text:p>*</text:p>
          </table:table-cell>
          <table:table-cell table:formula="of:=&quot;0.060&quot;" office:value-type="string" office:string-value="0.060" calcext:value-type="string">
            <text:p>0.060</text:p>
          </table:table-cell>
          <table:table-cell office:value-type="string" calcext:value-type="string">
            <text:p>*</text:p>
          </table:table-cell>
          <table:table-cell table:formula="of:=&quot;0.059&quot;" office:value-type="string" office:string-value="0.059" calcext:value-type="string">
            <text:p>0.059</text:p>
          </table:table-cell>
          <table:table-cell office:value-type="string" calcext:value-type="string">
            <text:p>*</text:p>
          </table:table-cell>
          <table:table-cell table:formula="of:=&quot;0.059&quot;" office:value-type="string" office:string-value="0.059" calcext:value-type="string">
            <text:p>0.05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table:formula="of:=&quot;[0.031]&quot;" office:value-type="string" office:string-value="[0.031]" calcext:value-type="string">
            <text:p>[0.031]</text:p>
          </table:table-cell>
          <table:table-cell/>
          <table:table-cell table:formula="of:=&quot;[0.031]&quot;" office:value-type="string" office:string-value="[0.031]" calcext:value-type="string">
            <text:p>[0.031]</text:p>
          </table:table-cell>
          <table:table-cell/>
          <table:table-cell table:formula="of:=&quot;[0.031]&quot;" office:value-type="string" office:string-value="[0.031]" calcext:value-type="string">
            <text:p>[0.031]</text:p>
          </table:table-cell>
          <table:table-cell/>
          <table:table-cell table:formula="of:=&quot;[0.031]&quot;" office:value-type="string" office:string-value="[0.031]" calcext:value-type="string">
            <text:p>[0.031]</text:p>
          </table:table-cell>
          <table:table-cell/>
        </table:table-row>
        <table:table-row table:style-name="ro1">
          <table:table-cell office:value-type="string" calcext:value-type="string">
            <text:p>dv_somecollege</text:p>
          </table:table-cell>
          <table:table-cell table:formula="of:=&quot;0.236&quot;" office:value-type="string" office:string-value="0.236" calcext:value-type="string">
            <text:p>0.236</text:p>
          </table:table-cell>
          <table:table-cell office:value-type="string" calcext:value-type="string">
            <text:p>***</text:p>
          </table:table-cell>
          <table:table-cell table:formula="of:=&quot;0.237&quot;" office:value-type="string" office:string-value="0.237" calcext:value-type="string">
            <text:p>0.237</text:p>
          </table:table-cell>
          <table:table-cell office:value-type="string" calcext:value-type="string">
            <text:p>***</text:p>
          </table:table-cell>
          <table:table-cell table:formula="of:=&quot;0.362&quot;" office:value-type="string" office:string-value="0.362" calcext:value-type="string">
            <text:p>0.362</text:p>
          </table:table-cell>
          <table:table-cell office:value-type="string" calcext:value-type="string">
            <text:p>***</text:p>
          </table:table-cell>
          <table:table-cell table:formula="of:=&quot;0.419&quot;" office:value-type="string" office:string-value="0.419" calcext:value-type="string">
            <text:p>0.41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0.030]&quot;" office:value-type="string" office:string-value="[0.030]" calcext:value-type="string">
            <text:p>[0.030]</text:p>
          </table:table-cell>
          <table:table-cell/>
          <table:table-cell table:formula="of:=&quot;[0.030]&quot;" office:value-type="string" office:string-value="[0.030]" calcext:value-type="string">
            <text:p>[0.030]</text:p>
          </table:table-cell>
          <table:table-cell/>
          <table:table-cell table:formula="of:=&quot;[0.135]&quot;" office:value-type="string" office:string-value="[0.135]" calcext:value-type="string">
            <text:p>[0.135]</text:p>
          </table:table-cell>
          <table:table-cell/>
          <table:table-cell table:formula="of:=&quot;[0.120]&quot;" office:value-type="string" office:string-value="[0.120]" calcext:value-type="string">
            <text:p>[0.120]</text:p>
          </table:table-cell>
          <table:table-cell/>
        </table:table-row>
        <table:table-row table:style-name="ro1">
          <table:table-cell office:value-type="string" calcext:value-type="string">
            <text:p>dv_carpriceadj_p75p100</text:p>
          </table:table-cell>
          <table:table-cell table:formula="of:=&quot;0.190&quot;" office:value-type="string" office:string-value="0.190" calcext:value-type="string">
            <text:p>0.190</text:p>
          </table:table-cell>
          <table:table-cell office:value-type="string" calcext:value-type="string">
            <text:p>***</text:p>
          </table:table-cell>
          <table:table-cell table:formula="of:=&quot;0.190&quot;" office:value-type="string" office:string-value="0.190" calcext:value-type="string">
            <text:p>0.190</text:p>
          </table:table-cell>
          <table:table-cell office:value-type="string" calcext:value-type="string">
            <text:p>***</text:p>
          </table:table-cell>
          <table:table-cell table:formula="of:=&quot;0.189&quot;" office:value-type="string" office:string-value="0.189" calcext:value-type="string">
            <text:p>0.189</text:p>
          </table:table-cell>
          <table:table-cell office:value-type="string" calcext:value-type="string">
            <text:p>***</text:p>
          </table:table-cell>
          <table:table-cell table:formula="of:=&quot;0.188&quot;" office:value-type="string" office:string-value="0.188" calcext:value-type="string">
            <text:p>0.18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0.015]&quot;" office:value-type="string" office:string-value="[0.015]" calcext:value-type="string">
            <text:p>[0.015]</text:p>
          </table:table-cell>
          <table:table-cell/>
          <table:table-cell table:formula="of:=&quot;[0.015]&quot;" office:value-type="string" office:string-value="[0.015]" calcext:value-type="string">
            <text:p>[0.015]</text:p>
          </table:table-cell>
          <table:table-cell/>
          <table:table-cell table:formula="of:=&quot;[0.015]&quot;" office:value-type="string" office:string-value="[0.015]" calcext:value-type="string">
            <text:p>[0.015]</text:p>
          </table:table-cell>
          <table:table-cell/>
          <table:table-cell table:formula="of:=&quot;[0.015]&quot;" office:value-type="string" office:string-value="[0.015]" calcext:value-type="string">
            <text:p>[0.015]</text:p>
          </table:table-cell>
          <table:table-cell/>
        </table:table-row>
        <table:table-row table:style-name="ro1">
          <table:table-cell office:value-type="string" calcext:value-type="string">
            <text:p>dv_usageveh_p75p100</text:p>
          </table:table-cell>
          <table:table-cell table:formula="of:=&quot;0.145&quot;" office:value-type="string" office:string-value="0.145" calcext:value-type="string">
            <text:p>0.145</text:p>
          </table:table-cell>
          <table:table-cell office:value-type="string" calcext:value-type="string">
            <text:p>***</text:p>
          </table:table-cell>
          <table:table-cell table:formula="of:=&quot;0.201&quot;" office:value-type="string" office:string-value="0.201" calcext:value-type="string">
            <text:p>0.201</text:p>
          </table:table-cell>
          <table:table-cell/>
          <table:table-cell table:formula="of:=&quot;0.145&quot;" office:value-type="string" office:string-value="0.145" calcext:value-type="string">
            <text:p>0.145</text:p>
          </table:table-cell>
          <table:table-cell office:value-type="string" calcext:value-type="string">
            <text:p>***</text:p>
          </table:table-cell>
          <table:table-cell table:formula="of:=&quot;0.074&quot;" office:value-type="string" office:string-value="0.074" calcext:value-type="string">
            <text:p>0.074</text:p>
          </table:table-cell>
          <table:table-cell/>
        </table:table-row>
        <table:table-row table:style-name="ro1">
          <table:table-cell/>
          <table:table-cell table:formula="of:=&quot;[0.014]&quot;" office:value-type="string" office:string-value="[0.014]" calcext:value-type="string">
            <text:p>[0.014]</text:p>
          </table:table-cell>
          <table:table-cell/>
          <table:table-cell table:formula="of:=&quot;[0.140]&quot;" office:value-type="string" office:string-value="[0.140]" calcext:value-type="string">
            <text:p>[0.140]</text:p>
          </table:table-cell>
          <table:table-cell/>
          <table:table-cell table:formula="of:=&quot;[0.014]&quot;" office:value-type="string" office:string-value="[0.014]" calcext:value-type="string">
            <text:p>[0.014]</text:p>
          </table:table-cell>
          <table:table-cell/>
          <table:table-cell table:formula="of:=&quot;[0.080]&quot;" office:value-type="string" office:string-value="[0.080]" calcext:value-type="string">
            <text:p>[0.080]</text:p>
          </table:table-cell>
          <table:table-cell/>
        </table:table-row>
        <table:table-row table:style-name="ro1">
          <table:table-cell office:value-type="string" calcext:value-type="string">
            <text:p>stationvisit_avgcarprice_adj</text:p>
          </table:table-cell>
          <table:table-cell table:formula="of:=&quot;0.024&quot;" office:value-type="string" office:string-value="0.024" calcext:value-type="string">
            <text:p>0.024</text:p>
          </table:table-cell>
          <table:table-cell office:value-type="string" calcext:value-type="string">
            <text:p>***</text:p>
          </table:table-cell>
          <table:table-cell table:formula="of:=&quot;0.024&quot;" office:value-type="string" office:string-value="0.024" calcext:value-type="string">
            <text:p>0.024</text:p>
          </table:table-cell>
          <table:table-cell office:value-type="string" calcext:value-type="string">
            <text:p>***</text:p>
          </table:table-cell>
          <table:table-cell table:formula="of:=&quot;0.024&quot;" office:value-type="string" office:string-value="0.024" calcext:value-type="string">
            <text:p>0.024</text:p>
          </table:table-cell>
          <table:table-cell office:value-type="string" calcext:value-type="string">
            <text:p>***</text:p>
          </table:table-cell>
          <table:table-cell table:formula="of:=&quot;0.024&quot;" office:value-type="string" office:string-value="0.024" calcext:value-type="string">
            <text:p>0.024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0.003]&quot;" office:value-type="string" office:string-value="[0.003]" calcext:value-type="string">
            <text:p>[0.003]</text:p>
          </table:table-cell>
          <table:table-cell/>
          <table:table-cell table:formula="of:=&quot;[0.003]&quot;" office:value-type="string" office:string-value="[0.003]" calcext:value-type="string">
            <text:p>[0.003]</text:p>
          </table:table-cell>
          <table:table-cell/>
          <table:table-cell table:formula="of:=&quot;[0.003]&quot;" office:value-type="string" office:string-value="[0.003]" calcext:value-type="string">
            <text:p>[0.003]</text:p>
          </table:table-cell>
          <table:table-cell/>
          <table:table-cell table:formula="of:=&quot;[0.003]&quot;" office:value-type="string" office:string-value="[0.003]" calcext:value-type="string">
            <text:p>[0.003]</text:p>
          </table:table-cell>
          <table:table-cell/>
        </table:table-row>
        <table:table-row table:style-name="ro1">
          <table:table-cell office:value-type="string" calcext:value-type="string">
            <text:p>const</text:p>
          </table:table-cell>
          <table:table-cell table:formula="of:=&quot;3.432&quot;" office:value-type="string" office:string-value="3.432" calcext:value-type="string">
            <text:p>3.432</text:p>
          </table:table-cell>
          <table:table-cell office:value-type="string" calcext:value-type="string">
            <text:p>***</text:p>
          </table:table-cell>
          <table:table-cell table:formula="of:=&quot;3.425&quot;" office:value-type="string" office:string-value="3.425" calcext:value-type="string">
            <text:p>3.425</text:p>
          </table:table-cell>
          <table:table-cell office:value-type="string" calcext:value-type="string">
            <text:p>***</text:p>
          </table:table-cell>
          <table:table-cell table:formula="of:=&quot;3.341&quot;" office:value-type="string" office:string-value="3.341" calcext:value-type="string">
            <text:p>3.341</text:p>
          </table:table-cell>
          <table:table-cell office:value-type="string" calcext:value-type="string">
            <text:p>***</text:p>
          </table:table-cell>
          <table:table-cell table:formula="of:=&quot;3.339&quot;" office:value-type="string" office:string-value="3.339" calcext:value-type="string">
            <text:p>3.33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2"/>
          <table:table-cell table:style-name="ce6" table:formula="of:=&quot;[0.118]&quot;" office:value-type="string" office:string-value="[0.118]" calcext:value-type="string">
            <text:p>[0.118]</text:p>
          </table:table-cell>
          <table:table-cell table:style-name="ce2"/>
          <table:table-cell table:style-name="ce6" table:formula="of:=&quot;[0.124]&quot;" office:value-type="string" office:string-value="[0.124]" calcext:value-type="string">
            <text:p>[0.124]</text:p>
          </table:table-cell>
          <table:table-cell table:style-name="ce2"/>
          <table:table-cell table:style-name="ce6" table:formula="of:=&quot;[0.149]&quot;" office:value-type="string" office:string-value="[0.149]" calcext:value-type="string">
            <text:p>[0.149]</text:p>
          </table:table-cell>
          <table:table-cell table:style-name="ce2"/>
          <table:table-cell table:style-name="ce6" table:formula="of:=&quot;[0.146]&quot;" office:value-type="string" office:string-value="[0.146]" calcext:value-type="string">
            <text:p>[0.146]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*** Discrete choice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---- choice 1 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_ctb</text:p>
          </table:table-cell>
          <table:table-cell table:formula="of:=&quot;-6.128&quot;" office:value-type="string" office:string-value="-6.128" calcext:value-type="string">
            <text:p>-6.128</text:p>
          </table:table-cell>
          <table:table-cell office:value-type="string" calcext:value-type="string">
            <text:p>***</text:p>
          </table:table-cell>
          <table:table-cell table:formula="of:=&quot;-6.124&quot;" office:value-type="string" office:string-value="-6.124" calcext:value-type="string">
            <text:p>-6.124</text:p>
          </table:table-cell>
          <table:table-cell office:value-type="string" calcext:value-type="string">
            <text:p>***</text:p>
          </table:table-cell>
          <table:table-cell table:formula="of:=&quot;-6.123&quot;" office:value-type="string" office:string-value="-6.123" calcext:value-type="string">
            <text:p>-6.123</text:p>
          </table:table-cell>
          <table:table-cell office:value-type="string" calcext:value-type="string">
            <text:p>***</text:p>
          </table:table-cell>
          <table:table-cell table:formula="of:=&quot;-6.109&quot;" office:value-type="string" office:string-value="-6.109" calcext:value-type="string">
            <text:p>-6.1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1.472]&quot;" office:value-type="string" office:string-value="[1.472]" calcext:value-type="string">
            <text:p>[1.472]</text:p>
          </table:table-cell>
          <table:table-cell/>
          <table:table-cell table:formula="of:=&quot;[1.471]&quot;" office:value-type="string" office:string-value="[1.471]" calcext:value-type="string">
            <text:p>[1.471]</text:p>
          </table:table-cell>
          <table:table-cell/>
          <table:table-cell table:formula="of:=&quot;[1.471]&quot;" office:value-type="string" office:string-value="[1.471]" calcext:value-type="string">
            <text:p>[1.471]</text:p>
          </table:table-cell>
          <table:table-cell/>
          <table:table-cell table:formula="of:=&quot;[1.467]&quot;" office:value-type="string" office:string-value="[1.467]" calcext:value-type="string">
            <text:p>[1.467]</text:p>
          </table:table-cell>
          <table:table-cell/>
        </table:table-row>
        <table:table-row table:style-name="ro1">
          <table:table-cell office:value-type="string" calcext:value-type="string">
            <text:p>dv_bh</text:p>
          </table:table-cell>
          <table:table-cell table:formula="of:=&quot;-9.327&quot;" office:value-type="string" office:string-value="-9.327" calcext:value-type="string">
            <text:p>-9.327</text:p>
          </table:table-cell>
          <table:table-cell office:value-type="string" calcext:value-type="string">
            <text:p>***</text:p>
          </table:table-cell>
          <table:table-cell table:formula="of:=&quot;-9.321&quot;" office:value-type="string" office:string-value="-9.321" calcext:value-type="string">
            <text:p>-9.321</text:p>
          </table:table-cell>
          <table:table-cell office:value-type="string" calcext:value-type="string">
            <text:p>***</text:p>
          </table:table-cell>
          <table:table-cell table:formula="of:=&quot;-9.319&quot;" office:value-type="string" office:string-value="-9.319" calcext:value-type="string">
            <text:p>-9.319</text:p>
          </table:table-cell>
          <table:table-cell office:value-type="string" calcext:value-type="string">
            <text:p>***</text:p>
          </table:table-cell>
          <table:table-cell table:formula="of:=&quot;-9.299&quot;" office:value-type="string" office:string-value="-9.299" calcext:value-type="string">
            <text:p>-9.29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1.249]&quot;" office:value-type="string" office:string-value="[1.249]" calcext:value-type="string">
            <text:p>[1.249]</text:p>
          </table:table-cell>
          <table:table-cell/>
          <table:table-cell table:formula="of:=&quot;[1.248]&quot;" office:value-type="string" office:string-value="[1.248]" calcext:value-type="string">
            <text:p>[1.248]</text:p>
          </table:table-cell>
          <table:table-cell/>
          <table:table-cell table:formula="of:=&quot;[1.248]&quot;" office:value-type="string" office:string-value="[1.248]" calcext:value-type="string">
            <text:p>[1.248]</text:p>
          </table:table-cell>
          <table:table-cell/>
          <table:table-cell table:formula="of:=&quot;[1.245]&quot;" office:value-type="string" office:string-value="[1.245]" calcext:value-type="string">
            <text:p>[1.245]</text:p>
          </table:table-cell>
          <table:table-cell/>
        </table:table-row>
        <table:table-row table:style-name="ro1">
          <table:table-cell office:value-type="string" calcext:value-type="string">
            <text:p>dv_rec</text:p>
          </table:table-cell>
          <table:table-cell table:formula="of:=&quot;-13.538&quot;" office:value-type="string" office:string-value="-13.538" calcext:value-type="string">
            <text:p>-13.538</text:p>
          </table:table-cell>
          <table:table-cell office:value-type="string" calcext:value-type="string">
            <text:p>***</text:p>
          </table:table-cell>
          <table:table-cell table:formula="of:=&quot;-13.529&quot;" office:value-type="string" office:string-value="-13.529" calcext:value-type="string">
            <text:p>-13.529</text:p>
          </table:table-cell>
          <table:table-cell office:value-type="string" calcext:value-type="string">
            <text:p>***</text:p>
          </table:table-cell>
          <table:table-cell table:formula="of:=&quot;-13.528&quot;" office:value-type="string" office:string-value="-13.528" calcext:value-type="string">
            <text:p>-13.528</text:p>
          </table:table-cell>
          <table:table-cell office:value-type="string" calcext:value-type="string">
            <text:p>***</text:p>
          </table:table-cell>
          <table:table-cell table:formula="of:=&quot;-13.498&quot;" office:value-type="string" office:string-value="-13.498" calcext:value-type="string">
            <text:p>-13.49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1.595]&quot;" office:value-type="string" office:string-value="[1.595]" calcext:value-type="string">
            <text:p>[1.595]</text:p>
          </table:table-cell>
          <table:table-cell/>
          <table:table-cell table:formula="of:=&quot;[1.594]&quot;" office:value-type="string" office:string-value="[1.594]" calcext:value-type="string">
            <text:p>[1.594]</text:p>
          </table:table-cell>
          <table:table-cell/>
          <table:table-cell table:formula="of:=&quot;[1.594]&quot;" office:value-type="string" office:string-value="[1.594]" calcext:value-type="string">
            <text:p>[1.594]</text:p>
          </table:table-cell>
          <table:table-cell/>
          <table:table-cell table:formula="of:=&quot;[1.590]&quot;" office:value-type="string" office:string-value="[1.590]" calcext:value-type="string">
            <text:p>[1.590]</text:p>
          </table:table-cell>
          <table:table-cell/>
        </table:table-row>
        <table:table-row table:style-name="ro1">
          <table:table-cell office:value-type="string" calcext:value-type="string">
            <text:p>dv_female</text:p>
          </table:table-cell>
          <table:table-cell table:formula="of:=&quot;-2.479&quot;" office:value-type="string" office:string-value="-2.479" calcext:value-type="string">
            <text:p>-2.479</text:p>
          </table:table-cell>
          <table:table-cell office:value-type="string" calcext:value-type="string">
            <text:p>**</text:p>
          </table:table-cell>
          <table:table-cell table:formula="of:=&quot;-2.477&quot;" office:value-type="string" office:string-value="-2.477" calcext:value-type="string">
            <text:p>-2.477</text:p>
          </table:table-cell>
          <table:table-cell office:value-type="string" calcext:value-type="string">
            <text:p>**</text:p>
          </table:table-cell>
          <table:table-cell table:formula="of:=&quot;-2.477&quot;" office:value-type="string" office:string-value="-2.477" calcext:value-type="string">
            <text:p>-2.477</text:p>
          </table:table-cell>
          <table:table-cell office:value-type="string" calcext:value-type="string">
            <text:p>**</text:p>
          </table:table-cell>
          <table:table-cell table:formula="of:=&quot;-2.472&quot;" office:value-type="string" office:string-value="-2.472" calcext:value-type="string">
            <text:p>-2.472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table:formula="of:=&quot;[1.011]&quot;" office:value-type="string" office:string-value="[1.011]" calcext:value-type="string">
            <text:p>[1.011]</text:p>
          </table:table-cell>
          <table:table-cell/>
          <table:table-cell table:formula="of:=&quot;[1.010]&quot;" office:value-type="string" office:string-value="[1.010]" calcext:value-type="string">
            <text:p>[1.010]</text:p>
          </table:table-cell>
          <table:table-cell/>
          <table:table-cell table:formula="of:=&quot;[1.010]&quot;" office:value-type="string" office:string-value="[1.010]" calcext:value-type="string">
            <text:p>[1.010]</text:p>
          </table:table-cell>
          <table:table-cell/>
          <table:table-cell table:formula="of:=&quot;[1.008]&quot;" office:value-type="string" office:string-value="[1.008]" calcext:value-type="string">
            <text:p>[1.008]</text:p>
          </table:table-cell>
          <table:table-cell/>
        </table:table-row>
        <table:table-row table:style-name="ro1">
          <table:table-cell office:value-type="string" calcext:value-type="string">
            <text:p>dv_age_25to40y</text:p>
          </table:table-cell>
          <table:table-cell table:formula="of:=&quot;-1.941&quot;" office:value-type="string" office:string-value="-1.941" calcext:value-type="string">
            <text:p>-1.941</text:p>
          </table:table-cell>
          <table:table-cell office:value-type="string" calcext:value-type="string">
            <text:p>**</text:p>
          </table:table-cell>
          <table:table-cell table:formula="of:=&quot;-1.939&quot;" office:value-type="string" office:string-value="-1.939" calcext:value-type="string">
            <text:p>-1.939</text:p>
          </table:table-cell>
          <table:table-cell office:value-type="string" calcext:value-type="string">
            <text:p>**</text:p>
          </table:table-cell>
          <table:table-cell table:formula="of:=&quot;-1.939&quot;" office:value-type="string" office:string-value="-1.939" calcext:value-type="string">
            <text:p>-1.939</text:p>
          </table:table-cell>
          <table:table-cell office:value-type="string" calcext:value-type="string">
            <text:p>**</text:p>
          </table:table-cell>
          <table:table-cell table:formula="of:=&quot;-1.935&quot;" office:value-type="string" office:string-value="-1.935" calcext:value-type="string">
            <text:p>-1.935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table:formula="of:=&quot;[0.938]&quot;" office:value-type="string" office:string-value="[0.938]" calcext:value-type="string">
            <text:p>[0.938]</text:p>
          </table:table-cell>
          <table:table-cell/>
          <table:table-cell table:formula="of:=&quot;[0.937]&quot;" office:value-type="string" office:string-value="[0.937]" calcext:value-type="string">
            <text:p>[0.937]</text:p>
          </table:table-cell>
          <table:table-cell/>
          <table:table-cell table:formula="of:=&quot;[0.937]&quot;" office:value-type="string" office:string-value="[0.937]" calcext:value-type="string">
            <text:p>[0.937]</text:p>
          </table:table-cell>
          <table:table-cell/>
          <table:table-cell table:formula="of:=&quot;[0.935]&quot;" office:value-type="string" office:string-value="[0.935]" calcext:value-type="string">
            <text:p>[0.935]</text:p>
          </table:table-cell>
          <table:table-cell/>
        </table:table-row>
        <table:table-row table:style-name="ro1">
          <table:table-cell office:value-type="string" calcext:value-type="string">
            <text:p>dv_age_morethan65y</text:p>
          </table:table-cell>
          <table:table-cell table:formula="of:=&quot;5.676&quot;" office:value-type="string" office:string-value="5.676" calcext:value-type="string">
            <text:p>5.676</text:p>
          </table:table-cell>
          <table:table-cell office:value-type="string" calcext:value-type="string">
            <text:p>***</text:p>
          </table:table-cell>
          <table:table-cell table:formula="of:=&quot;5.672&quot;" office:value-type="string" office:string-value="5.672" calcext:value-type="string">
            <text:p>5.672</text:p>
          </table:table-cell>
          <table:table-cell office:value-type="string" calcext:value-type="string">
            <text:p>***</text:p>
          </table:table-cell>
          <table:table-cell table:formula="of:=&quot;5.671&quot;" office:value-type="string" office:string-value="5.671" calcext:value-type="string">
            <text:p>5.671</text:p>
          </table:table-cell>
          <table:table-cell office:value-type="string" calcext:value-type="string">
            <text:p>***</text:p>
          </table:table-cell>
          <table:table-cell table:formula="of:=&quot;5.659&quot;" office:value-type="string" office:string-value="5.659" calcext:value-type="string">
            <text:p>5.65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1.797]&quot;" office:value-type="string" office:string-value="[1.797]" calcext:value-type="string">
            <text:p>[1.797]</text:p>
          </table:table-cell>
          <table:table-cell/>
          <table:table-cell table:formula="of:=&quot;[1.796]&quot;" office:value-type="string" office:string-value="[1.796]" calcext:value-type="string">
            <text:p>[1.796]</text:p>
          </table:table-cell>
          <table:table-cell/>
          <table:table-cell table:formula="of:=&quot;[1.796]&quot;" office:value-type="string" office:string-value="[1.796]" calcext:value-type="string">
            <text:p>[1.796]</text:p>
          </table:table-cell>
          <table:table-cell/>
          <table:table-cell table:formula="of:=&quot;[1.792]&quot;" office:value-type="string" office:string-value="[1.792]" calcext:value-type="string">
            <text:p>[1.792]</text:p>
          </table:table-cell>
          <table:table-cell/>
        </table:table-row>
        <table:table-row table:style-name="ro1">
          <table:table-cell office:value-type="string" calcext:value-type="string">
            <text:p>dv_somesecondary</text:p>
          </table:table-cell>
          <table:table-cell table:formula="of:=&quot;-0.465&quot;" office:value-type="string" office:string-value="-0.465" calcext:value-type="string">
            <text:p>-0.465</text:p>
          </table:table-cell>
          <table:table-cell/>
          <table:table-cell table:formula="of:=&quot;-0.465&quot;" office:value-type="string" office:string-value="-0.465" calcext:value-type="string">
            <text:p>-0.465</text:p>
          </table:table-cell>
          <table:table-cell/>
          <table:table-cell table:formula="of:=&quot;-0.466&quot;" office:value-type="string" office:string-value="-0.466" calcext:value-type="string">
            <text:p>-0.466</text:p>
          </table:table-cell>
          <table:table-cell/>
          <table:table-cell table:formula="of:=&quot;-0.466&quot;" office:value-type="string" office:string-value="-0.466" calcext:value-type="string">
            <text:p>-0.466</text:p>
          </table:table-cell>
          <table:table-cell/>
        </table:table-row>
        <table:table-row table:style-name="ro1">
          <table:table-cell/>
          <table:table-cell table:formula="of:=&quot;[2.300]&quot;" office:value-type="string" office:string-value="[2.300]" calcext:value-type="string">
            <text:p>[2.300]</text:p>
          </table:table-cell>
          <table:table-cell/>
          <table:table-cell table:formula="of:=&quot;[2.298]&quot;" office:value-type="string" office:string-value="[2.298]" calcext:value-type="string">
            <text:p>[2.298]</text:p>
          </table:table-cell>
          <table:table-cell/>
          <table:table-cell table:formula="of:=&quot;[2.298]&quot;" office:value-type="string" office:string-value="[2.298]" calcext:value-type="string">
            <text:p>[2.298]</text:p>
          </table:table-cell>
          <table:table-cell/>
          <table:table-cell table:formula="of:=&quot;[2.293]&quot;" office:value-type="string" office:string-value="[2.293]" calcext:value-type="string">
            <text:p>[2.293]</text:p>
          </table:table-cell>
          <table:table-cell/>
        </table:table-row>
        <table:table-row table:style-name="ro1">
          <table:table-cell office:value-type="string" calcext:value-type="string">
            <text:p>dv_somecollege</text:p>
          </table:table-cell>
          <table:table-cell table:formula="of:=&quot;2.432&quot;" office:value-type="string" office:string-value="2.432" calcext:value-type="string">
            <text:p>2.432</text:p>
          </table:table-cell>
          <table:table-cell/>
          <table:table-cell table:formula="of:=&quot;2.431&quot;" office:value-type="string" office:string-value="2.431" calcext:value-type="string">
            <text:p>2.431</text:p>
          </table:table-cell>
          <table:table-cell/>
          <table:table-cell table:formula="of:=&quot;2.436&quot;" office:value-type="string" office:string-value="2.436" calcext:value-type="string">
            <text:p>2.436</text:p>
          </table:table-cell>
          <table:table-cell/>
          <table:table-cell table:formula="of:=&quot;2.434&quot;" office:value-type="string" office:string-value="2.434" calcext:value-type="string">
            <text:p>2.434</text:p>
          </table:table-cell>
          <table:table-cell/>
        </table:table-row>
        <table:table-row table:style-name="ro1">
          <table:table-cell/>
          <table:table-cell table:formula="of:=&quot;[2.216]&quot;" office:value-type="string" office:string-value="[2.216]" calcext:value-type="string">
            <text:p>[2.216]</text:p>
          </table:table-cell>
          <table:table-cell/>
          <table:table-cell table:formula="of:=&quot;[2.215]&quot;" office:value-type="string" office:string-value="[2.215]" calcext:value-type="string">
            <text:p>[2.215]</text:p>
          </table:table-cell>
          <table:table-cell/>
          <table:table-cell table:formula="of:=&quot;[2.215]&quot;" office:value-type="string" office:string-value="[2.215]" calcext:value-type="string">
            <text:p>[2.215]</text:p>
          </table:table-cell>
          <table:table-cell/>
          <table:table-cell table:formula="of:=&quot;[2.210]&quot;" office:value-type="string" office:string-value="[2.210]" calcext:value-type="string">
            <text:p>[2.210]</text:p>
          </table:table-cell>
          <table:table-cell/>
        </table:table-row>
        <table:table-row table:style-name="ro1">
          <table:table-cell office:value-type="string" calcext:value-type="string">
            <text:p>dv_carpriceadj_p75p100</text:p>
          </table:table-cell>
          <table:table-cell table:formula="of:=&quot;3.739&quot;" office:value-type="string" office:string-value="3.739" calcext:value-type="string">
            <text:p>3.739</text:p>
          </table:table-cell>
          <table:table-cell office:value-type="string" calcext:value-type="string">
            <text:p>***</text:p>
          </table:table-cell>
          <table:table-cell table:formula="of:=&quot;3.737&quot;" office:value-type="string" office:string-value="3.737" calcext:value-type="string">
            <text:p>3.737</text:p>
          </table:table-cell>
          <table:table-cell office:value-type="string" calcext:value-type="string">
            <text:p>***</text:p>
          </table:table-cell>
          <table:table-cell table:formula="of:=&quot;3.736&quot;" office:value-type="string" office:string-value="3.736" calcext:value-type="string">
            <text:p>3.736</text:p>
          </table:table-cell>
          <table:table-cell office:value-type="string" calcext:value-type="string">
            <text:p>***</text:p>
          </table:table-cell>
          <table:table-cell table:formula="of:=&quot;3.730&quot;" office:value-type="string" office:string-value="3.730" calcext:value-type="string">
            <text:p>3.73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1.005]&quot;" office:value-type="string" office:string-value="[1.005]" calcext:value-type="string">
            <text:p>[1.005]</text:p>
          </table:table-cell>
          <table:table-cell/>
          <table:table-cell table:formula="of:=&quot;[1.005]&quot;" office:value-type="string" office:string-value="[1.005]" calcext:value-type="string">
            <text:p>[1.005]</text:p>
          </table:table-cell>
          <table:table-cell/>
          <table:table-cell table:formula="of:=&quot;[1.005]&quot;" office:value-type="string" office:string-value="[1.005]" calcext:value-type="string">
            <text:p>[1.005]</text:p>
          </table:table-cell>
          <table:table-cell/>
          <table:table-cell table:formula="of:=&quot;[1.002]&quot;" office:value-type="string" office:string-value="[1.002]" calcext:value-type="string">
            <text:p>[1.002]</text:p>
          </table:table-cell>
          <table:table-cell/>
        </table:table-row>
        <table:table-row table:style-name="ro1">
          <table:table-cell office:value-type="string" calcext:value-type="string">
            <text:p>dv_usageveh_p75p100</text:p>
          </table:table-cell>
          <table:table-cell table:formula="of:=&quot;2.913&quot;" office:value-type="string" office:string-value="2.913" calcext:value-type="string">
            <text:p>2.913</text:p>
          </table:table-cell>
          <table:table-cell office:value-type="string" calcext:value-type="string">
            <text:p>***</text:p>
          </table:table-cell>
          <table:table-cell table:formula="of:=&quot;2.915&quot;" office:value-type="string" office:string-value="2.915" calcext:value-type="string">
            <text:p>2.915</text:p>
          </table:table-cell>
          <table:table-cell office:value-type="string" calcext:value-type="string">
            <text:p>***</text:p>
          </table:table-cell>
          <table:table-cell table:formula="of:=&quot;2.911&quot;" office:value-type="string" office:string-value="2.911" calcext:value-type="string">
            <text:p>2.911</text:p>
          </table:table-cell>
          <table:table-cell office:value-type="string" calcext:value-type="string">
            <text:p>***</text:p>
          </table:table-cell>
          <table:table-cell table:formula="of:=&quot;2.902&quot;" office:value-type="string" office:string-value="2.902" calcext:value-type="string">
            <text:p>2.902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0.998]&quot;" office:value-type="string" office:string-value="[0.998]" calcext:value-type="string">
            <text:p>[0.998]</text:p>
          </table:table-cell>
          <table:table-cell/>
          <table:table-cell table:formula="of:=&quot;[0.998]&quot;" office:value-type="string" office:string-value="[0.998]" calcext:value-type="string">
            <text:p>[0.998]</text:p>
          </table:table-cell>
          <table:table-cell/>
          <table:table-cell table:formula="of:=&quot;[0.998]&quot;" office:value-type="string" office:string-value="[0.998]" calcext:value-type="string">
            <text:p>[0.998]</text:p>
          </table:table-cell>
          <table:table-cell/>
          <table:table-cell table:formula="of:=&quot;[0.996]&quot;" office:value-type="string" office:string-value="[0.996]" calcext:value-type="string">
            <text:p>[0.996]</text:p>
          </table:table-cell>
          <table:table-cell/>
        </table:table-row>
        <table:table-row table:style-name="ro1">
          <table:table-cell office:value-type="string" calcext:value-type="string">
            <text:p>stationvisit_avgcarprice_adj</text:p>
          </table:table-cell>
          <table:table-cell table:formula="of:=&quot;-0.849&quot;" office:value-type="string" office:string-value="-0.849" calcext:value-type="string">
            <text:p>-0.849</text:p>
          </table:table-cell>
          <table:table-cell office:value-type="string" calcext:value-type="string">
            <text:p>***</text:p>
          </table:table-cell>
          <table:table-cell table:formula="of:=&quot;-0.849&quot;" office:value-type="string" office:string-value="-0.849" calcext:value-type="string">
            <text:p>-0.849</text:p>
          </table:table-cell>
          <table:table-cell office:value-type="string" calcext:value-type="string">
            <text:p>***</text:p>
          </table:table-cell>
          <table:table-cell table:formula="of:=&quot;-0.848&quot;" office:value-type="string" office:string-value="-0.848" calcext:value-type="string">
            <text:p>-0.848</text:p>
          </table:table-cell>
          <table:table-cell office:value-type="string" calcext:value-type="string">
            <text:p>***</text:p>
          </table:table-cell>
          <table:table-cell table:formula="of:=&quot;-0.847&quot;" office:value-type="string" office:string-value="-0.847" calcext:value-type="string">
            <text:p>-0.84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0.208]&quot;" office:value-type="string" office:string-value="[0.208]" calcext:value-type="string">
            <text:p>[0.208]</text:p>
          </table:table-cell>
          <table:table-cell/>
          <table:table-cell table:formula="of:=&quot;[0.208]&quot;" office:value-type="string" office:string-value="[0.208]" calcext:value-type="string">
            <text:p>[0.208]</text:p>
          </table:table-cell>
          <table:table-cell/>
          <table:table-cell table:formula="of:=&quot;[0.208]&quot;" office:value-type="string" office:string-value="[0.208]" calcext:value-type="string">
            <text:p>[0.208]</text:p>
          </table:table-cell>
          <table:table-cell/>
          <table:table-cell table:formula="of:=&quot;[0.207]&quot;" office:value-type="string" office:string-value="[0.207]" calcext:value-type="string">
            <text:p>[0.207]</text:p>
          </table:table-cell>
          <table:table-cell/>
        </table:table-row>
        <table:table-row table:style-name="ro1">
          <table:table-cell office:value-type="string" calcext:value-type="string">
            <text:p>const</text:p>
          </table:table-cell>
          <table:table-cell table:formula="of:=&quot;6.136&quot;" office:value-type="string" office:string-value="6.136" calcext:value-type="string">
            <text:p>6.136</text:p>
          </table:table-cell>
          <table:table-cell/>
          <table:table-cell table:formula="of:=&quot;6.131&quot;" office:value-type="string" office:string-value="6.131" calcext:value-type="string">
            <text:p>6.131</text:p>
          </table:table-cell>
          <table:table-cell/>
          <table:table-cell table:formula="of:=&quot;6.126&quot;" office:value-type="string" office:string-value="6.126" calcext:value-type="string">
            <text:p>6.126</text:p>
          </table:table-cell>
          <table:table-cell/>
          <table:table-cell table:formula="of:=&quot;6.112&quot;" office:value-type="string" office:string-value="6.112" calcext:value-type="string">
            <text:p>6.112</text:p>
          </table:table-cell>
          <table:table-cell/>
        </table:table-row>
        <table:table-row table:style-name="ro1">
          <table:table-cell table:style-name="ce2"/>
          <table:table-cell table:style-name="ce6" table:formula="of:=&quot;[6.192]&quot;" office:value-type="string" office:string-value="[6.192]" calcext:value-type="string">
            <text:p>[6.192]</text:p>
          </table:table-cell>
          <table:table-cell table:style-name="ce2"/>
          <table:table-cell table:style-name="ce6" table:formula="of:=&quot;[6.188]&quot;" office:value-type="string" office:string-value="[6.188]" calcext:value-type="string">
            <text:p>[6.188]</text:p>
          </table:table-cell>
          <table:table-cell table:style-name="ce2"/>
          <table:table-cell table:style-name="ce6" table:formula="of:=&quot;[6.188]&quot;" office:value-type="string" office:string-value="[6.188]" calcext:value-type="string">
            <text:p>[6.188]</text:p>
          </table:table-cell>
          <table:table-cell table:style-name="ce2"/>
          <table:table-cell table:style-name="ce6" table:formula="of:=&quot;[6.175]&quot;" office:value-type="string" office:string-value="[6.175]" calcext:value-type="string">
            <text:p>[6.175]</text:p>
          </table:table-cell>
          <table:table-cell table:style-name="ce2"/>
        </table:table-row>
        <table:table-row table:style-name="ro1">
          <table:table-cell office:value-type="string" calcext:value-type="string">
            <text:p>-------- choice 2 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_ctb</text:p>
          </table:table-cell>
          <table:table-cell table:formula="of:=&quot;-1.423&quot;" office:value-type="string" office:string-value="-1.423" calcext:value-type="string">
            <text:p>-1.423</text:p>
          </table:table-cell>
          <table:table-cell office:value-type="string" calcext:value-type="string">
            <text:p>**</text:p>
          </table:table-cell>
          <table:table-cell table:formula="of:=&quot;-1.420&quot;" office:value-type="string" office:string-value="-1.420" calcext:value-type="string">
            <text:p>-1.420</text:p>
          </table:table-cell>
          <table:table-cell office:value-type="string" calcext:value-type="string">
            <text:p>**</text:p>
          </table:table-cell>
          <table:table-cell table:formula="of:=&quot;-1.420&quot;" office:value-type="string" office:string-value="-1.420" calcext:value-type="string">
            <text:p>-1.420</text:p>
          </table:table-cell>
          <table:table-cell office:value-type="string" calcext:value-type="string">
            <text:p>**</text:p>
          </table:table-cell>
          <table:table-cell table:formula="of:=&quot;-1.411&quot;" office:value-type="string" office:string-value="-1.411" calcext:value-type="string">
            <text:p>-1.41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table:formula="of:=&quot;[0.667]&quot;" office:value-type="string" office:string-value="[0.667]" calcext:value-type="string">
            <text:p>[0.667]</text:p>
          </table:table-cell>
          <table:table-cell/>
          <table:table-cell table:formula="of:=&quot;[0.666]&quot;" office:value-type="string" office:string-value="[0.666]" calcext:value-type="string">
            <text:p>[0.666]</text:p>
          </table:table-cell>
          <table:table-cell/>
          <table:table-cell table:formula="of:=&quot;[0.666]&quot;" office:value-type="string" office:string-value="[0.666]" calcext:value-type="string">
            <text:p>[0.666]</text:p>
          </table:table-cell>
          <table:table-cell/>
          <table:table-cell table:formula="of:=&quot;[0.665]&quot;" office:value-type="string" office:string-value="[0.665]" calcext:value-type="string">
            <text:p>[0.665]</text:p>
          </table:table-cell>
          <table:table-cell/>
        </table:table-row>
        <table:table-row table:style-name="ro1">
          <table:table-cell office:value-type="string" calcext:value-type="string">
            <text:p>dv_bh</text:p>
          </table:table-cell>
          <table:table-cell table:formula="of:=&quot;-17.867&quot;" office:value-type="string" office:string-value="-17.867" calcext:value-type="string">
            <text:p>-17.867</text:p>
          </table:table-cell>
          <table:table-cell office:value-type="string" calcext:value-type="string">
            <text:p>***</text:p>
          </table:table-cell>
          <table:table-cell table:formula="of:=&quot;-17.850&quot;" office:value-type="string" office:string-value="-17.850" calcext:value-type="string">
            <text:p>-17.850</text:p>
          </table:table-cell>
          <table:table-cell office:value-type="string" calcext:value-type="string">
            <text:p>***</text:p>
          </table:table-cell>
          <table:table-cell table:formula="of:=&quot;-17.849&quot;" office:value-type="string" office:string-value="-17.849" calcext:value-type="string">
            <text:p>-17.849</text:p>
          </table:table-cell>
          <table:table-cell office:value-type="string" calcext:value-type="string">
            <text:p>***</text:p>
          </table:table-cell>
          <table:table-cell table:formula="of:=&quot;-17.797&quot;" office:value-type="string" office:string-value="-17.797" calcext:value-type="string">
            <text:p>-17.79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1.557]&quot;" office:value-type="string" office:string-value="[1.557]" calcext:value-type="string">
            <text:p>[1.557]</text:p>
          </table:table-cell>
          <table:table-cell/>
          <table:table-cell table:formula="of:=&quot;[1.555]&quot;" office:value-type="string" office:string-value="[1.555]" calcext:value-type="string">
            <text:p>[1.555]</text:p>
          </table:table-cell>
          <table:table-cell/>
          <table:table-cell table:formula="of:=&quot;[1.554]&quot;" office:value-type="string" office:string-value="[1.554]" calcext:value-type="string">
            <text:p>[1.554]</text:p>
          </table:table-cell>
          <table:table-cell/>
          <table:table-cell table:formula="of:=&quot;[1.549]&quot;" office:value-type="string" office:string-value="[1.549]" calcext:value-type="string">
            <text:p>[1.549]</text:p>
          </table:table-cell>
          <table:table-cell/>
        </table:table-row>
        <table:table-row table:style-name="ro1">
          <table:table-cell office:value-type="string" calcext:value-type="string">
            <text:p>dv_rec</text:p>
          </table:table-cell>
          <table:table-cell table:formula="of:=&quot;-14.451&quot;" office:value-type="string" office:string-value="-14.451" calcext:value-type="string">
            <text:p>-14.451</text:p>
          </table:table-cell>
          <table:table-cell office:value-type="string" calcext:value-type="string">
            <text:p>***</text:p>
          </table:table-cell>
          <table:table-cell table:formula="of:=&quot;-14.434&quot;" office:value-type="string" office:string-value="-14.434" calcext:value-type="string">
            <text:p>-14.434</text:p>
          </table:table-cell>
          <table:table-cell office:value-type="string" calcext:value-type="string">
            <text:p>***</text:p>
          </table:table-cell>
          <table:table-cell table:formula="of:=&quot;-14.431&quot;" office:value-type="string" office:string-value="-14.431" calcext:value-type="string">
            <text:p>-14.431</text:p>
          </table:table-cell>
          <table:table-cell office:value-type="string" calcext:value-type="string">
            <text:p>***</text:p>
          </table:table-cell>
          <table:table-cell table:formula="of:=&quot;-14.380&quot;" office:value-type="string" office:string-value="-14.380" calcext:value-type="string">
            <text:p>-14.38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1.488]&quot;" office:value-type="string" office:string-value="[1.488]" calcext:value-type="string">
            <text:p>[1.488]</text:p>
          </table:table-cell>
          <table:table-cell/>
          <table:table-cell table:formula="of:=&quot;[1.486]&quot;" office:value-type="string" office:string-value="[1.486]" calcext:value-type="string">
            <text:p>[1.486]</text:p>
          </table:table-cell>
          <table:table-cell/>
          <table:table-cell table:formula="of:=&quot;[1.486]&quot;" office:value-type="string" office:string-value="[1.486]" calcext:value-type="string">
            <text:p>[1.486]</text:p>
          </table:table-cell>
          <table:table-cell/>
          <table:table-cell table:formula="of:=&quot;[1.480]&quot;" office:value-type="string" office:string-value="[1.480]" calcext:value-type="string">
            <text:p>[1.480]</text:p>
          </table:table-cell>
          <table:table-cell/>
        </table:table-row>
        <table:table-row table:style-name="ro1">
          <table:table-cell office:value-type="string" calcext:value-type="string">
            <text:p>dv_female</text:p>
          </table:table-cell>
          <table:table-cell table:formula="of:=&quot;-2.691&quot;" office:value-type="string" office:string-value="-2.691" calcext:value-type="string">
            <text:p>-2.691</text:p>
          </table:table-cell>
          <table:table-cell office:value-type="string" calcext:value-type="string">
            <text:p>***</text:p>
          </table:table-cell>
          <table:table-cell table:formula="of:=&quot;-2.689&quot;" office:value-type="string" office:string-value="-2.689" calcext:value-type="string">
            <text:p>-2.689</text:p>
          </table:table-cell>
          <table:table-cell office:value-type="string" calcext:value-type="string">
            <text:p>***</text:p>
          </table:table-cell>
          <table:table-cell table:formula="of:=&quot;-2.689&quot;" office:value-type="string" office:string-value="-2.689" calcext:value-type="string">
            <text:p>-2.689</text:p>
          </table:table-cell>
          <table:table-cell office:value-type="string" calcext:value-type="string">
            <text:p>***</text:p>
          </table:table-cell>
          <table:table-cell table:formula="of:=&quot;-2.684&quot;" office:value-type="string" office:string-value="-2.684" calcext:value-type="string">
            <text:p>-2.684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0.552]&quot;" office:value-type="string" office:string-value="[0.552]" calcext:value-type="string">
            <text:p>[0.552]</text:p>
          </table:table-cell>
          <table:table-cell/>
          <table:table-cell table:formula="of:=&quot;[0.552]&quot;" office:value-type="string" office:string-value="[0.552]" calcext:value-type="string">
            <text:p>[0.552]</text:p>
          </table:table-cell>
          <table:table-cell/>
          <table:table-cell table:formula="of:=&quot;[0.552]&quot;" office:value-type="string" office:string-value="[0.552]" calcext:value-type="string">
            <text:p>[0.552]</text:p>
          </table:table-cell>
          <table:table-cell/>
          <table:table-cell table:formula="of:=&quot;[0.550]&quot;" office:value-type="string" office:string-value="[0.550]" calcext:value-type="string">
            <text:p>[0.550]</text:p>
          </table:table-cell>
          <table:table-cell/>
        </table:table-row>
        <table:table-row table:style-name="ro1">
          <table:table-cell office:value-type="string" calcext:value-type="string">
            <text:p>dv_age_25to40y</text:p>
          </table:table-cell>
          <table:table-cell table:formula="of:=&quot;0.631&quot;" office:value-type="string" office:string-value="0.631" calcext:value-type="string">
            <text:p>0.631</text:p>
          </table:table-cell>
          <table:table-cell/>
          <table:table-cell table:formula="of:=&quot;0.630&quot;" office:value-type="string" office:string-value="0.630" calcext:value-type="string">
            <text:p>0.630</text:p>
          </table:table-cell>
          <table:table-cell/>
          <table:table-cell table:formula="of:=&quot;0.631&quot;" office:value-type="string" office:string-value="0.631" calcext:value-type="string">
            <text:p>0.631</text:p>
          </table:table-cell>
          <table:table-cell/>
          <table:table-cell table:formula="of:=&quot;0.630&quot;" office:value-type="string" office:string-value="0.630" calcext:value-type="string">
            <text:p>0.630</text:p>
          </table:table-cell>
          <table:table-cell/>
        </table:table-row>
        <table:table-row table:style-name="ro1">
          <table:table-cell/>
          <table:table-cell table:formula="of:=&quot;[0.499]&quot;" office:value-type="string" office:string-value="[0.499]" calcext:value-type="string">
            <text:p>[0.499]</text:p>
          </table:table-cell>
          <table:table-cell/>
          <table:table-cell table:formula="of:=&quot;[0.498]&quot;" office:value-type="string" office:string-value="[0.498]" calcext:value-type="string">
            <text:p>[0.498]</text:p>
          </table:table-cell>
          <table:table-cell/>
          <table:table-cell table:formula="of:=&quot;[0.498]&quot;" office:value-type="string" office:string-value="[0.498]" calcext:value-type="string">
            <text:p>[0.498]</text:p>
          </table:table-cell>
          <table:table-cell/>
          <table:table-cell table:formula="of:=&quot;[0.497]&quot;" office:value-type="string" office:string-value="[0.497]" calcext:value-type="string">
            <text:p>[0.497]</text:p>
          </table:table-cell>
          <table:table-cell/>
        </table:table-row>
        <table:table-row table:style-name="ro1">
          <table:table-cell office:value-type="string" calcext:value-type="string">
            <text:p>dv_age_morethan65y</text:p>
          </table:table-cell>
          <table:table-cell table:formula="of:=&quot;-1.469&quot;" office:value-type="string" office:string-value="-1.469" calcext:value-type="string">
            <text:p>-1.469</text:p>
          </table:table-cell>
          <table:table-cell/>
          <table:table-cell table:formula="of:=&quot;-1.468&quot;" office:value-type="string" office:string-value="-1.468" calcext:value-type="string">
            <text:p>-1.468</text:p>
          </table:table-cell>
          <table:table-cell/>
          <table:table-cell table:formula="of:=&quot;-1.467&quot;" office:value-type="string" office:string-value="-1.467" calcext:value-type="string">
            <text:p>-1.467</text:p>
          </table:table-cell>
          <table:table-cell/>
          <table:table-cell table:formula="of:=&quot;-1.462&quot;" office:value-type="string" office:string-value="-1.462" calcext:value-type="string">
            <text:p>-1.462</text:p>
          </table:table-cell>
          <table:table-cell/>
        </table:table-row>
        <table:table-row table:style-name="ro1">
          <table:table-cell/>
          <table:table-cell table:formula="of:=&quot;[1.255]&quot;" office:value-type="string" office:string-value="[1.255]" calcext:value-type="string">
            <text:p>[1.255]</text:p>
          </table:table-cell>
          <table:table-cell/>
          <table:table-cell table:formula="of:=&quot;[1.254]&quot;" office:value-type="string" office:string-value="[1.254]" calcext:value-type="string">
            <text:p>[1.254]</text:p>
          </table:table-cell>
          <table:table-cell/>
          <table:table-cell table:formula="of:=&quot;[1.254]&quot;" office:value-type="string" office:string-value="[1.254]" calcext:value-type="string">
            <text:p>[1.254]</text:p>
          </table:table-cell>
          <table:table-cell/>
          <table:table-cell table:formula="of:=&quot;[1.251]&quot;" office:value-type="string" office:string-value="[1.251]" calcext:value-type="string">
            <text:p>[1.251]</text:p>
          </table:table-cell>
          <table:table-cell/>
        </table:table-row>
        <table:table-row table:style-name="ro1">
          <table:table-cell office:value-type="string" calcext:value-type="string">
            <text:p>dv_somesecondary</text:p>
          </table:table-cell>
          <table:table-cell table:formula="of:=&quot;-1.690&quot;" office:value-type="string" office:string-value="-1.690" calcext:value-type="string">
            <text:p>-1.690</text:p>
          </table:table-cell>
          <table:table-cell/>
          <table:table-cell table:formula="of:=&quot;-1.689&quot;" office:value-type="string" office:string-value="-1.689" calcext:value-type="string">
            <text:p>-1.689</text:p>
          </table:table-cell>
          <table:table-cell/>
          <table:table-cell table:formula="of:=&quot;-1.689&quot;" office:value-type="string" office:string-value="-1.689" calcext:value-type="string">
            <text:p>-1.689</text:p>
          </table:table-cell>
          <table:table-cell/>
          <table:table-cell table:formula="of:=&quot;-1.686&quot;" office:value-type="string" office:string-value="-1.686" calcext:value-type="string">
            <text:p>-1.686</text:p>
          </table:table-cell>
          <table:table-cell/>
        </table:table-row>
        <table:table-row table:style-name="ro1">
          <table:table-cell/>
          <table:table-cell table:formula="of:=&quot;[1.198]&quot;" office:value-type="string" office:string-value="[1.198]" calcext:value-type="string">
            <text:p>[1.198]</text:p>
          </table:table-cell>
          <table:table-cell/>
          <table:table-cell table:formula="of:=&quot;[1.197]&quot;" office:value-type="string" office:string-value="[1.197]" calcext:value-type="string">
            <text:p>[1.197]</text:p>
          </table:table-cell>
          <table:table-cell/>
          <table:table-cell table:formula="of:=&quot;[1.196]&quot;" office:value-type="string" office:string-value="[1.196]" calcext:value-type="string">
            <text:p>[1.196]</text:p>
          </table:table-cell>
          <table:table-cell/>
          <table:table-cell table:formula="of:=&quot;[1.194]&quot;" office:value-type="string" office:string-value="[1.194]" calcext:value-type="string">
            <text:p>[1.194]</text:p>
          </table:table-cell>
          <table:table-cell/>
        </table:table-row>
        <table:table-row table:style-name="ro1">
          <table:table-cell office:value-type="string" calcext:value-type="string">
            <text:p>dv_somecollege</text:p>
          </table:table-cell>
          <table:table-cell table:formula="of:=&quot;-2.128&quot;" office:value-type="string" office:string-value="-2.128" calcext:value-type="string">
            <text:p>-2.128</text:p>
          </table:table-cell>
          <table:table-cell office:value-type="string" calcext:value-type="string">
            <text:p>*</text:p>
          </table:table-cell>
          <table:table-cell table:formula="of:=&quot;-2.126&quot;" office:value-type="string" office:string-value="-2.126" calcext:value-type="string">
            <text:p>-2.126</text:p>
          </table:table-cell>
          <table:table-cell office:value-type="string" calcext:value-type="string">
            <text:p>*</text:p>
          </table:table-cell>
          <table:table-cell table:formula="of:=&quot;-2.118&quot;" office:value-type="string" office:string-value="-2.118" calcext:value-type="string">
            <text:p>-2.118</text:p>
          </table:table-cell>
          <table:table-cell office:value-type="string" calcext:value-type="string">
            <text:p>*</text:p>
          </table:table-cell>
          <table:table-cell table:formula="of:=&quot;-2.109&quot;" office:value-type="string" office:string-value="-2.109" calcext:value-type="string">
            <text:p>-2.10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table:formula="of:=&quot;[1.176]&quot;" office:value-type="string" office:string-value="[1.176]" calcext:value-type="string">
            <text:p>[1.176]</text:p>
          </table:table-cell>
          <table:table-cell/>
          <table:table-cell table:formula="of:=&quot;[1.175]&quot;" office:value-type="string" office:string-value="[1.175]" calcext:value-type="string">
            <text:p>[1.175]</text:p>
          </table:table-cell>
          <table:table-cell/>
          <table:table-cell table:formula="of:=&quot;[1.175]&quot;" office:value-type="string" office:string-value="[1.175]" calcext:value-type="string">
            <text:p>[1.175]</text:p>
          </table:table-cell>
          <table:table-cell/>
          <table:table-cell table:formula="of:=&quot;[1.172]&quot;" office:value-type="string" office:string-value="[1.172]" calcext:value-type="string">
            <text:p>[1.172]</text:p>
          </table:table-cell>
          <table:table-cell/>
        </table:table-row>
        <table:table-row table:style-name="ro1">
          <table:table-cell office:value-type="string" calcext:value-type="string">
            <text:p>dv_carpriceadj_p75p100</text:p>
          </table:table-cell>
          <table:table-cell table:formula="of:=&quot;-1.483&quot;" office:value-type="string" office:string-value="-1.483" calcext:value-type="string">
            <text:p>-1.483</text:p>
          </table:table-cell>
          <table:table-cell office:value-type="string" calcext:value-type="string">
            <text:p>**</text:p>
          </table:table-cell>
          <table:table-cell table:formula="of:=&quot;-1.482&quot;" office:value-type="string" office:string-value="-1.482" calcext:value-type="string">
            <text:p>-1.482</text:p>
          </table:table-cell>
          <table:table-cell office:value-type="string" calcext:value-type="string">
            <text:p>**</text:p>
          </table:table-cell>
          <table:table-cell table:formula="of:=&quot;-1.481&quot;" office:value-type="string" office:string-value="-1.481" calcext:value-type="string">
            <text:p>-1.481</text:p>
          </table:table-cell>
          <table:table-cell office:value-type="string" calcext:value-type="string">
            <text:p>**</text:p>
          </table:table-cell>
          <table:table-cell table:formula="of:=&quot;-1.478&quot;" office:value-type="string" office:string-value="-1.478" calcext:value-type="string">
            <text:p>-1.478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table:formula="of:=&quot;[0.593]&quot;" office:value-type="string" office:string-value="[0.593]" calcext:value-type="string">
            <text:p>[0.593]</text:p>
          </table:table-cell>
          <table:table-cell/>
          <table:table-cell table:formula="of:=&quot;[0.592]&quot;" office:value-type="string" office:string-value="[0.592]" calcext:value-type="string">
            <text:p>[0.592]</text:p>
          </table:table-cell>
          <table:table-cell/>
          <table:table-cell table:formula="of:=&quot;[0.592]&quot;" office:value-type="string" office:string-value="[0.592]" calcext:value-type="string">
            <text:p>[0.592]</text:p>
          </table:table-cell>
          <table:table-cell/>
          <table:table-cell table:formula="of:=&quot;[0.591]&quot;" office:value-type="string" office:string-value="[0.591]" calcext:value-type="string">
            <text:p>[0.591]</text:p>
          </table:table-cell>
          <table:table-cell/>
        </table:table-row>
        <table:table-row table:style-name="ro1">
          <table:table-cell office:value-type="string" calcext:value-type="string">
            <text:p>dv_usageveh_p75p100</text:p>
          </table:table-cell>
          <table:table-cell table:formula="of:=&quot;-0.616&quot;" office:value-type="string" office:string-value="-0.616" calcext:value-type="string">
            <text:p>-0.616</text:p>
          </table:table-cell>
          <table:table-cell/>
          <table:table-cell table:formula="of:=&quot;-0.611&quot;" office:value-type="string" office:string-value="-0.611" calcext:value-type="string">
            <text:p>-0.611</text:p>
          </table:table-cell>
          <table:table-cell/>
          <table:table-cell table:formula="of:=&quot;-0.617&quot;" office:value-type="string" office:string-value="-0.617" calcext:value-type="string">
            <text:p>-0.617</text:p>
          </table:table-cell>
          <table:table-cell/>
          <table:table-cell table:formula="of:=&quot;-0.622&quot;" office:value-type="string" office:string-value="-0.622" calcext:value-type="string">
            <text:p>-0.622</text:p>
          </table:table-cell>
          <table:table-cell/>
        </table:table-row>
        <table:table-row table:style-name="ro1">
          <table:table-cell/>
          <table:table-cell table:formula="of:=&quot;[0.585]&quot;" office:value-type="string" office:string-value="[0.585]" calcext:value-type="string">
            <text:p>[0.585]</text:p>
          </table:table-cell>
          <table:table-cell/>
          <table:table-cell table:formula="of:=&quot;[0.585]&quot;" office:value-type="string" office:string-value="[0.585]" calcext:value-type="string">
            <text:p>[0.585]</text:p>
          </table:table-cell>
          <table:table-cell/>
          <table:table-cell table:formula="of:=&quot;[0.585]&quot;" office:value-type="string" office:string-value="[0.585]" calcext:value-type="string">
            <text:p>[0.585]</text:p>
          </table:table-cell>
          <table:table-cell/>
          <table:table-cell table:formula="of:=&quot;[0.584]&quot;" office:value-type="string" office:string-value="[0.584]" calcext:value-type="string">
            <text:p>[0.584]</text:p>
          </table:table-cell>
          <table:table-cell/>
        </table:table-row>
        <table:table-row table:style-name="ro1">
          <table:table-cell office:value-type="string" calcext:value-type="string">
            <text:p>stationvisit_avgcarprice_adj</text:p>
          </table:table-cell>
          <table:table-cell table:formula="of:=&quot;-0.914&quot;" office:value-type="string" office:string-value="-0.914" calcext:value-type="string">
            <text:p>-0.914</text:p>
          </table:table-cell>
          <table:table-cell office:value-type="string" calcext:value-type="string">
            <text:p>***</text:p>
          </table:table-cell>
          <table:table-cell table:formula="of:=&quot;-0.913&quot;" office:value-type="string" office:string-value="-0.913" calcext:value-type="string">
            <text:p>-0.913</text:p>
          </table:table-cell>
          <table:table-cell office:value-type="string" calcext:value-type="string">
            <text:p>***</text:p>
          </table:table-cell>
          <table:table-cell table:formula="of:=&quot;-0.914&quot;" office:value-type="string" office:string-value="-0.914" calcext:value-type="string">
            <text:p>-0.914</text:p>
          </table:table-cell>
          <table:table-cell office:value-type="string" calcext:value-type="string">
            <text:p>***</text:p>
          </table:table-cell>
          <table:table-cell table:formula="of:=&quot;-0.913&quot;" office:value-type="string" office:string-value="-0.913" calcext:value-type="string">
            <text:p>-0.91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/>
          <table:table-cell table:formula="of:=&quot;[0.108]&quot;" office:value-type="string" office:string-value="[0.108]" calcext:value-type="string">
            <text:p>[0.108]</text:p>
          </table:table-cell>
          <table:table-cell/>
          <table:table-cell table:formula="of:=&quot;[0.108]&quot;" office:value-type="string" office:string-value="[0.108]" calcext:value-type="string">
            <text:p>[0.108]</text:p>
          </table:table-cell>
          <table:table-cell/>
          <table:table-cell table:formula="of:=&quot;[0.108]&quot;" office:value-type="string" office:string-value="[0.108]" calcext:value-type="string">
            <text:p>[0.108]</text:p>
          </table:table-cell>
          <table:table-cell/>
          <table:table-cell table:formula="of:=&quot;[0.107]&quot;" office:value-type="string" office:string-value="[0.107]" calcext:value-type="string">
            <text:p>[0.107]</text:p>
          </table:table-cell>
          <table:table-cell/>
        </table:table-row>
        <table:table-row table:style-name="ro1">
          <table:table-cell office:value-type="string" calcext:value-type="string">
            <text:p>const</text:p>
          </table:table-cell>
          <table:table-cell table:formula="of:=&quot;30.453&quot;" office:value-type="string" office:string-value="30.453" calcext:value-type="string">
            <text:p>30.453</text:p>
          </table:table-cell>
          <table:table-cell office:value-type="string" calcext:value-type="string">
            <text:p>***</text:p>
          </table:table-cell>
          <table:table-cell table:formula="of:=&quot;30.435&quot;" office:value-type="string" office:string-value="30.435" calcext:value-type="string">
            <text:p>30.435</text:p>
          </table:table-cell>
          <table:table-cell office:value-type="string" calcext:value-type="string">
            <text:p>***</text:p>
          </table:table-cell>
          <table:table-cell table:formula="of:=&quot;30.437&quot;" office:value-type="string" office:string-value="30.437" calcext:value-type="string">
            <text:p>30.437</text:p>
          </table:table-cell>
          <table:table-cell office:value-type="string" calcext:value-type="string">
            <text:p>***</text:p>
          </table:table-cell>
          <table:table-cell table:formula="of:=&quot;30.392&quot;" office:value-type="string" office:string-value="30.392" calcext:value-type="string">
            <text:p>30.392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2"/>
          <table:table-cell table:style-name="ce6" table:formula="of:=&quot;[3.422]&quot;" office:value-type="string" office:string-value="[3.422]" calcext:value-type="string">
            <text:p>[3.422]</text:p>
          </table:table-cell>
          <table:table-cell table:style-name="ce2"/>
          <table:table-cell table:style-name="ce6" table:formula="of:=&quot;[3.419]&quot;" office:value-type="string" office:string-value="[3.419]" calcext:value-type="string">
            <text:p>[3.419]</text:p>
          </table:table-cell>
          <table:table-cell table:style-name="ce2"/>
          <table:table-cell table:style-name="ce6" table:formula="of:=&quot;[3.418]&quot;" office:value-type="string" office:string-value="[3.418]" calcext:value-type="string">
            <text:p>[3.418]</text:p>
          </table:table-cell>
          <table:table-cell table:style-name="ce2"/>
          <table:table-cell table:style-name="ce6" table:formula="of:=&quot;[3.411]&quot;" office:value-type="string" office:string-value="[3.411]" calcext:value-type="string">
            <text:p>[3.411]</text:p>
          </table:table-cell>
          <table:table-cell table:style-name="ce2"/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12:21:17.859581721</dc:date>
    <meta:editing-duration>PT9M47S</meta:editing-duration>
    <meta:editing-cycles>1</meta:editing-cycles>
    <meta:document-statistic meta:table-count="1" meta:cell-count="527" meta:object-count="0"/>
    <meta:generator>LibreOffice/5.1.4.2$Linux_X86_64 LibreOffice_project/10m0$Build-2</meta:generator>
  </office:meta>
</office:document-meta>
</file>